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EPSON-KYOKASHO" svg:font-family="EPSON-KYOKASH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automatic-styles>
    <style:style style:name="co1" style:family="table-column">
      <style:table-column-properties fo:break-before="auto" style:column-width="1.461in"/>
    </style:style>
    <style:style style:name="co2" style:family="table-column">
      <style:table-column-properties fo:break-before="auto" style:column-width="4.0772in"/>
    </style:style>
    <style:style style:name="co3" style:family="table-column">
      <style:table-column-properties fo:break-before="auto" style:column-width="5.5035in"/>
    </style:style>
    <style:style style:name="co4" style:family="table-column">
      <style:table-column-properties fo:break-before="auto" style:column-width="5.792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IPAPGothi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ja" style:country-asian="JP" style:language-complex="hi" style:country-complex="IN" style:font-name-asian="IPAPGothic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EPSON-KYOKASHO" fo:font-size="11.5pt" style:letter-kerning="true" fo:language="es" fo:country="ES" style:font-name-complex="EPSON-KYOKASHO" style:font-size-asian="12pt" style:font-size-complex="12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style:language-asian="ja" style:country-asian="JP" style:language-complex="hi" style:country-complex="IN" style:font-name-asian="IPAPGothic" style:font-weight-asian="normal" style:font-weight-complex="normal" style:font-style-asian="normal" style:font-style-complex="normal" style:text-emphasize="none" style:font-relief="none" style:text-overline-style="none" style:text-overline-color="font-color" style:font-name="" fo:font-size="12pt" fo:language="en" fo:country="US" style:font-name-complex="FreeSans" style:font-size-asian="10pt" style:font-size-complex="10pt"/>
    </style:style>
    <style:style style:name="T4" style:family="text">
      <style:text-properties style:font-name="" fo:font-size="12pt"/>
    </style:style>
    <style:style style:name="T5" style:family="text">
      <style:text-properties style:use-window-font-color="true" style:font-name="EPSON-KYOKASHO" fo:font-size="11.5pt" fo:font-weight="normal" style:text-underline-style="none" style:text-underline-color="font-color" style:letter-kerning="true" fo:language="es" fo:country="ES" style:language-asian="ja" style:country-asian="JP" style:language-complex="hi" style:country-complex="IN" style:font-name-asian="" style:font-name-complex="EPSON-KYOKASHO" style:font-size-asian="12pt" style:font-size-complex="12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table:number-columns-repeated="4"/>
          <table:table-cell office:value-type="string" calcext:value-type="string">
            <text:p>Significado</text:p>
          </table:table-cell>
          <table:table-cell office:value-type="string" calcext:value-type="string">
            <text:p>Kanji</text:p>
          </table:table-cell>
          <table:table-cell office:value-type="string" calcext:value-type="string">
            <text:p>Forma + Ejemplo</text:p>
          </table:table-cell>
          <table:table-cell office:value-type="string" calcext:value-type="string">
            <text:p>Estructura</text:p>
          </table:table-cell>
        </table:table-row>
        <table:table-row table:style-name="ro1">
          <table:table-cell office:value-type="string" calcext:value-type="string">
            <text:p>～な</text:p>
          </table:table-cell>
          <table:table-cell office:value-type="string" calcext:value-type="string">
            <text:p>Prohibición de hacer algo.</text:p>
          </table:table-cell>
          <table:table-cell office:value-type="string" calcext:value-type="string">
            <text:p>Vb F. dic. + な</text:p>
          </table:table-cell>
          <table:table-cell office:value-type="string" calcext:value-type="string">
            <text:p>例: 外に出るな。</text:p>
          </table:table-cell>
          <table:table-cell table:formula="of:=[.B2]" office:value-type="string" office:string-value="Prohibición de hacer algo." calcext:value-type="string">
            <text:p>Prohibición de hacer algo.</text:p>
          </table:table-cell>
          <table:table-cell/>
          <table:table-cell table:formula="of:=COM.MICROSOFT.CONCAT([.A2];&quot; &quot;;[.D2])" office:value-type="string" office:string-value="～な 例: 外に出るな。" calcext:value-type="string">
            <text:p>～な 例: 外に出るな。</text:p>
          </table:table-cell>
          <table:table-cell table:formula="of:=[.C2]" office:value-type="string" office:string-value="Vb F. dic. + な" calcext:value-type="string">
            <text:p>Vb F. dic. + な</text:p>
          </table:table-cell>
        </table:table-row>
        <table:table-row table:style-name="ro2">
          <table:table-cell office:value-type="string" calcext:value-type="string">
            <text:p>Orden</text:p>
          </table:table-cell>
          <table:table-cell office:value-type="string" calcext:value-type="string">
            <text:p>Para dar una orden.</text:p>
          </table:table-cell>
          <table:table-cell office:value-type="string" calcext:value-type="string">
            <text:p><text:span text:style-name="T1">飲む</text:span><text:span text:style-name="T2">→</text:span><text:span text:style-name="T3">飲め; 食べる</text:span><text:span text:style-name="T2">→</text:span><text:span text:style-name="T3">食べろ; 来る</text:span><text:span text:style-name="T2">→</text:span><text:span text:style-name="T4">こい; する</text:span><text:span text:style-name="T5">→ </text:span><text:span text:style-name="T4">しろ</text:span></text:p>
          </table:table-cell>
          <table:table-cell office:value-type="string" calcext:value-type="string">
            <text:p>Sin ejemplo.</text:p>
          </table:table-cell>
          <table:table-cell table:formula="of:=[.B3]" office:value-type="string" office:string-value="Para dar una orden." calcext:value-type="string">
            <text:p>Para dar una orden.</text:p>
          </table:table-cell>
          <table:table-cell/>
          <table:table-cell table:formula="of:=COM.MICROSOFT.CONCAT([.A3];&quot; &quot;;[.D3])" office:value-type="string" office:string-value="Orden Sin ejemplo." calcext:value-type="string">
            <text:p>Orden Sin ejemplo.</text:p>
          </table:table-cell>
          <table:table-cell table:formula="of:=[.C3]" office:value-type="string" office:string-value="飲む→飲め; 食べる→食べろ; 来る→こい; する→ しろ" calcext:value-type="string">
            <text:p>飲む→飲め; 食べる→食べろ; 来る→こい; する→ しろ</text:p>
          </table:table-cell>
        </table:table-row>
        <table:table-row table:style-name="ro1">
          <table:table-cell office:value-type="string" calcext:value-type="string">
            <text:p>～しだい</text:p>
          </table:table-cell>
          <table:table-cell office:value-type="string" calcext:value-type="string">
            <text:p>Tan pronto como, en cuanto…</text:p>
          </table:table-cell>
          <table:table-cell office:value-type="string" calcext:value-type="string">
            <text:p>Vb Forma ます+ ～しだい</text:p>
          </table:table-cell>
          <table:table-cell office:value-type="string" calcext:value-type="string">
            <text:p>例: バスが到着(とうちゃく)ししだい、すぐに出発(しゅっぱつ)しましょう。</text:p>
          </table:table-cell>
          <table:table-cell table:formula="of:=[.B4]" office:value-type="string" office:string-value="Tan pronto como, en cuanto…" calcext:value-type="string">
            <text:p>Tan pronto como, en cuanto…</text:p>
          </table:table-cell>
          <table:table-cell/>
          <table:table-cell table:formula="of:=COM.MICROSOFT.CONCAT([.A4];&quot; &quot;;[.D4])" office:value-type="string" office:string-value="～しだい 例: バスが到着(とうちゃく)ししだい、すぐに出発(しゅっぱつ)しましょう。" calcext:value-type="string">
            <text:p>～しだい 例: バスが到着(とうちゃく)ししだい、すぐに出発(しゅっぱつ)しましょう。</text:p>
          </table:table-cell>
          <table:table-cell table:formula="of:=[.C4]" office:value-type="string" office:string-value="Vb Forma ます+ ～しだい" calcext:value-type="string">
            <text:p>Vb Forma ます+ ～しだい</text:p>
          </table:table-cell>
        </table:table-row>
        <table:table-row table:style-name="ro1">
          <table:table-cell office:value-type="string" calcext:value-type="string">
            <text:p>～まま</text:p>
          </table:table-cell>
          <table:table-cell office:value-type="string" calcext:value-type="string">
            <text:p>Sin cambiar nada, en el estado actual.</text:p>
          </table:table-cell>
          <table:table-cell office:value-type="string" calcext:value-type="string">
            <text:p>N+ の/ Vb Formaた / Formaない / Adj.な +な/ Adj.い</text:p>
          </table:table-cell>
          <table:table-cell office:value-type="string" calcext:value-type="string">
            <text:p>例: 窓を開けたまま寝てしまった。</text:p>
          </table:table-cell>
          <table:table-cell table:formula="of:=[.B5]" office:value-type="string" office:string-value="Sin cambiar nada, en el estado actual." calcext:value-type="string">
            <text:p>Sin cambiar nada, en el estado actual.</text:p>
          </table:table-cell>
          <table:table-cell/>
          <table:table-cell table:formula="of:=COM.MICROSOFT.CONCAT([.A5];&quot; &quot;;[.D5])" office:value-type="string" office:string-value="～まま 例: 窓を開けたまま寝てしまった。" calcext:value-type="string">
            <text:p>～まま 例: 窓を開けたまま寝てしまった。</text:p>
          </table:table-cell>
          <table:table-cell table:formula="of:=[.C5]" office:value-type="string" office:string-value="N+ の/ Vb Formaた / Formaない / Adj.な +な/ Adj.い" calcext:value-type="string">
            <text:p>N+ の/ Vb Formaた / Formaない / Adj.な +な/ Adj.い</text:p>
          </table:table-cell>
        </table:table-row>
        <table:table-row table:style-name="ro1">
          <table:table-cell office:value-type="string" calcext:value-type="string">
            <text:p>～からこそ</text:p>
          </table:table-cell>
          <table:table-cell office:value-type="string" calcext:value-type="string">
            <text:p>Precisamente porque…</text:p>
          </table:table-cell>
          <table:table-cell office:value-type="string" calcext:value-type="string">
            <text:p>(Vb F. ordinaria+ / (N o Adj.な)+だ)+からこそ</text:p>
          </table:table-cell>
          <table:table-cell office:value-type="string" calcext:value-type="string">
            <text:p>例: 勉強したからこそ合格したのだ。</text:p>
          </table:table-cell>
          <table:table-cell table:formula="of:=[.B6]" office:value-type="string" office:string-value="Precisamente porque…" calcext:value-type="string">
            <text:p>Precisamente porque…</text:p>
          </table:table-cell>
          <table:table-cell/>
          <table:table-cell table:formula="of:=COM.MICROSOFT.CONCAT([.A6];&quot; &quot;;[.D6])" office:value-type="string" office:string-value="～からこそ 例: 勉強したからこそ合格したのだ。" calcext:value-type="string">
            <text:p>～からこそ 例: 勉強したからこそ合格したのだ。</text:p>
          </table:table-cell>
          <table:table-cell table:formula="of:=[.C6]" office:value-type="string" office:string-value="(Vb F. ordinaria+ / (N o Adj.な)+だ)+からこそ" calcext:value-type="string">
            <text:p>(Vb F. ordinaria+ / (N o Adj.な)+だ)+からこそ</text:p>
          </table:table-cell>
        </table:table-row>
        <table:table-row table:style-name="ro1">
          <table:table-cell office:value-type="string" calcext:value-type="string">
            <text:p>～に決(き)まっている</text:p>
          </table:table-cell>
          <table:table-cell office:value-type="string" calcext:value-type="string">
            <text:p>Estoy seguro de que…</text:p>
          </table:table-cell>
          <table:table-cell office:value-type="string" calcext:value-type="string">
            <text:p>F. ordinaria（ナ形&lt;s&gt;だ&lt;/s&gt;・名&lt;s&gt;だ&lt;/s&gt;）+に決まっている</text:p>
          </table:table-cell>
          <table:table-cell office:value-type="string" calcext:value-type="string">
            <text:p>例: デパートよりスーパーのほうが品物が安いに決きまっているよ。スーパーへ行こう。</text:p>
          </table:table-cell>
          <table:table-cell table:formula="of:=[.B7]" office:value-type="string" office:string-value="Estoy seguro de que…" calcext:value-type="string">
            <text:p>Estoy seguro de que…</text:p>
          </table:table-cell>
          <table:table-cell/>
          <table:table-cell table:formula="of:=COM.MICROSOFT.CONCAT([.A7];&quot; &quot;;[.D7])" office:value-type="string" office:string-value="～に決(き)まっている 例: デパートよりスーパーのほうが品物が安いに決きまっているよ。スーパーへ行こう。" calcext:value-type="string">
            <text:p>～に決(き)まっている 例: デパートよりスーパーのほうが品物が安いに決きまっているよ。スーパーへ行こう。</text:p>
          </table:table-cell>
          <table:table-cell table:formula="of:=[.C7]" office:value-type="string" office:string-value="F. ordinaria（ナ形&lt;s&gt;だ&lt;/s&gt;・名&lt;s&gt;だ&lt;/s&gt;）+に決まっている" calcext:value-type="string">
            <text:p>F. ordinaria（ナ形&lt;s&gt;だ&lt;/s&gt;・名&lt;s&gt;だ&lt;/s&gt;）+に決まっている</text:p>
          </table:table-cell>
        </table:table-row>
        <table:table-row table:style-name="ro1">
          <table:table-cell office:value-type="string" calcext:value-type="string">
            <text:p>①～っけ</text:p>
          </table:table-cell>
          <table:table-cell office:value-type="string" calcext:value-type="string">
            <text:p>Para confirmar algo con otra persona.</text:p>
          </table:table-cell>
          <table:table-cell office:value-type="string" calcext:value-type="string">
            <text:p>F. ordinaria (pasado)+っけ</text:p>
          </table:table-cell>
          <table:table-cell office:value-type="string" calcext:value-type="string">
            <text:p>例: 試験は何時からだったっけ？</text:p>
          </table:table-cell>
          <table:table-cell table:formula="of:=[.B8]" office:value-type="string" office:string-value="Para confirmar algo con otra persona." calcext:value-type="string">
            <text:p>Para confirmar algo con otra persona.</text:p>
          </table:table-cell>
          <table:table-cell/>
          <table:table-cell table:formula="of:=COM.MICROSOFT.CONCAT([.A8];&quot; &quot;;[.D8])" office:value-type="string" office:string-value="①～っけ 例: 試験は何時からだったっけ？" calcext:value-type="string">
            <text:p>①～っけ 例: 試験は何時からだったっけ？</text:p>
          </table:table-cell>
          <table:table-cell table:formula="of:=[.C8]" office:value-type="string" office:string-value="F. ordinaria (pasado)+っけ" calcext:value-type="string">
            <text:p>F. ordinaria (pasado)+っけ</text:p>
          </table:table-cell>
        </table:table-row>
        <table:table-row table:style-name="ro1">
          <table:table-cell office:value-type="string" calcext:value-type="string">
            <text:p>②～っけ</text:p>
          </table:table-cell>
          <table:table-cell office:value-type="string" calcext:value-type="string">
            <text:p>Recuerdos del pasado con añoranza.</text:p>
          </table:table-cell>
          <table:table-cell office:value-type="string" calcext:value-type="string">
            <text:p>F. ordinaria (pasado)+っけ</text:p>
          </table:table-cell>
          <table:table-cell office:value-type="string" calcext:value-type="string">
            <text:p>例: 子供のとき、よく川で泳いだっけ。</text:p>
          </table:table-cell>
          <table:table-cell table:formula="of:=[.B9]" office:value-type="string" office:string-value="Recuerdos del pasado con añoranza." calcext:value-type="string">
            <text:p>Recuerdos del pasado con añoranza.</text:p>
          </table:table-cell>
          <table:table-cell/>
          <table:table-cell table:formula="of:=COM.MICROSOFT.CONCAT([.A9];&quot; &quot;;[.D9])" office:value-type="string" office:string-value="②～っけ 例: 子供のとき、よく川で泳いだっけ。" calcext:value-type="string">
            <text:p>②～っけ 例: 子供のとき、よく川で泳いだっけ。</text:p>
          </table:table-cell>
          <table:table-cell table:formula="of:=[.C9]" office:value-type="string" office:string-value="F. ordinaria (pasado)+っけ" calcext:value-type="string">
            <text:p>F. ordinaria (pasado)+っけ</text:p>
          </table:table-cell>
        </table:table-row>
        <table:table-row table:style-name="ro1">
          <table:table-cell office:value-type="string" calcext:value-type="string">
            <text:p>①～ように</text:p>
          </table:table-cell>
          <table:table-cell office:value-type="string" calcext:value-type="string">
            <text:p>Igual que, como…</text:p>
          </table:table-cell>
          <table:table-cell office:value-type="string" calcext:value-type="string">
            <text:p>F. ordinaria + ように</text:p>
          </table:table-cell>
          <table:table-cell office:value-type="string" calcext:value-type="string">
            <text:p>例: 「皆さん、今から私が言うように体を動かしてください。」</text:p>
          </table:table-cell>
          <table:table-cell table:formula="of:=[.B10]" office:value-type="string" office:string-value="Igual que, como…" calcext:value-type="string">
            <text:p>Igual que, como…</text:p>
          </table:table-cell>
          <table:table-cell/>
          <table:table-cell table:formula="of:=COM.MICROSOFT.CONCAT([.A10];&quot; &quot;;[.D10])" office:value-type="string" office:string-value="①～ように 例: 「皆さん、今から私が言うように体を動かしてください。」" calcext:value-type="string">
            <text:p>①～ように 例: 「皆さん、今から私が言うように体を動かしてください。」</text:p>
          </table:table-cell>
          <table:table-cell table:formula="of:=[.C10]" office:value-type="string" office:string-value="F. ordinaria + ように" calcext:value-type="string">
            <text:p>F. ordinaria + ように</text:p>
          </table:table-cell>
        </table:table-row>
        <table:table-row table:style-name="ro1">
          <table:table-cell office:value-type="string" calcext:value-type="string">
            <text:p>②～ように</text:p>
          </table:table-cell>
          <table:table-cell office:value-type="string" calcext:value-type="string">
            <text:p>Para, con el objetivo de…</text:p>
          </table:table-cell>
          <table:table-cell office:value-type="string" calcext:value-type="string">
            <text:p>Vb F. dic. / Formaない+ よう（に）</text:p>
          </table:table-cell>
          <table:table-cell office:value-type="string" calcext:value-type="string">
            <text:p>例: ９時の新幹線(しんかんせん)に間に合うように、８時に家を出た。</text:p>
          </table:table-cell>
          <table:table-cell table:formula="of:=[.B11]" office:value-type="string" office:string-value="Para, con el objetivo de…" calcext:value-type="string">
            <text:p>Para, con el objetivo de…</text:p>
          </table:table-cell>
          <table:table-cell/>
          <table:table-cell table:formula="of:=COM.MICROSOFT.CONCAT([.A11];&quot; &quot;;[.D11])" office:value-type="string" office:string-value="②～ように 例: ９時の新幹線(しんかんせん)に間に合うように、８時に家を出た。" calcext:value-type="string">
            <text:p>②～ように 例: ９時の新幹線(しんかんせん)に間に合うように、８時に家を出た。</text:p>
          </table:table-cell>
          <table:table-cell table:formula="of:=[.C11]" office:value-type="string" office:string-value="Vb F. dic. / Formaない+ よう（に）" calcext:value-type="string">
            <text:p>Vb F. dic. / Formaない+ よう（に）</text:p>
          </table:table-cell>
        </table:table-row>
        <table:table-row table:style-name="ro1">
          <table:table-cell office:value-type="string" calcext:value-type="string">
            <text:p>～ようがない</text:p>
          </table:table-cell>
          <table:table-cell office:value-type="string" calcext:value-type="string">
            <text:p>Es imposible que…</text:p>
          </table:table-cell>
          <table:table-cell office:value-type="string" calcext:value-type="string">
            <text:p>Vb&lt;s&gt;ます&lt;/s&gt; + ようがない</text:p>
          </table:table-cell>
          <table:table-cell office:value-type="string" calcext:value-type="string">
            <text:p>例: 手紙に彼の住所が書いてない。これでは返事(へんじ)の出しようがない。</text:p>
          </table:table-cell>
          <table:table-cell table:formula="of:=[.B12]" office:value-type="string" office:string-value="Es imposible que…" calcext:value-type="string">
            <text:p>Es imposible que…</text:p>
          </table:table-cell>
          <table:table-cell/>
          <table:table-cell table:formula="of:=COM.MICROSOFT.CONCAT([.A12];&quot; &quot;;[.D12])" office:value-type="string" office:string-value="～ようがない 例: 手紙に彼の住所が書いてない。これでは返事(へんじ)の出しようがない。" calcext:value-type="string">
            <text:p>～ようがない 例: 手紙に彼の住所が書いてない。これでは返事(へんじ)の出しようがない。</text:p>
          </table:table-cell>
          <table:table-cell table:formula="of:=[.C12]" office:value-type="string" office:string-value="Vb&lt;s&gt;ます&lt;/s&gt; + ようがない" calcext:value-type="string">
            <text:p>Vb&lt;s&gt;ます&lt;/s&gt; + ようがない</text:p>
          </table:table-cell>
        </table:table-row>
        <table:table-row table:style-name="ro1">
          <table:table-cell office:value-type="string" calcext:value-type="string">
            <text:p>①～はずだ</text:p>
          </table:table-cell>
          <table:table-cell office:value-type="string" calcext:value-type="string">
            <text:p>Estoy convencido de algo.</text:p>
          </table:table-cell>
          <table:table-cell office:value-type="string" calcext:value-type="string">
            <text:p>F. ordinaria+ はずだ</text:p>
          </table:table-cell>
          <table:table-cell office:value-type="string" calcext:value-type="string">
            <text:p>例: 寒いはずだ。暖房(だんぼう)をしなければならに。</text:p>
          </table:table-cell>
          <table:table-cell table:formula="of:=[.B13]" office:value-type="string" office:string-value="Estoy convencido de algo." calcext:value-type="string">
            <text:p>Estoy convencido de algo.</text:p>
          </table:table-cell>
          <table:table-cell/>
          <table:table-cell table:formula="of:=COM.MICROSOFT.CONCAT([.A13];&quot; &quot;;[.D13])" office:value-type="string" office:string-value="①～はずだ 例: 寒いはずだ。暖房(だんぼう)をしなければならに。" calcext:value-type="string">
            <text:p>①～はずだ 例: 寒いはずだ。暖房(だんぼう)をしなければならに。</text:p>
          </table:table-cell>
          <table:table-cell table:formula="of:=[.C13]" office:value-type="string" office:string-value="F. ordinaria+ はずだ" calcext:value-type="string">
            <text:p>F. ordinaria+ はずだ</text:p>
          </table:table-cell>
        </table:table-row>
        <table:table-row table:style-name="ro1">
          <table:table-cell office:value-type="string" calcext:value-type="string">
            <text:p>②～はずだ</text:p>
          </table:table-cell>
          <table:table-cell office:value-type="string" calcext:value-type="string">
            <text:p>El resultado de algo previsto o planeado, cambia.</text:p>
          </table:table-cell>
          <table:table-cell office:value-type="string" calcext:value-type="string">
            <text:p>F. ordinaria+ はずだ</text:p>
          </table:table-cell>
          <table:table-cell office:value-type="string" calcext:value-type="string">
            <text:p>例: 電車は３時に発車するはずだったが、事故じこで遅おくれた。</text:p>
          </table:table-cell>
          <table:table-cell table:formula="of:=[.B14]" office:value-type="string" office:string-value="El resultado de algo previsto o planeado, cambia." calcext:value-type="string">
            <text:p>El resultado de algo previsto o planeado, cambia.</text:p>
          </table:table-cell>
          <table:table-cell/>
          <table:table-cell table:formula="of:=COM.MICROSOFT.CONCAT([.A14];&quot; &quot;;[.D14])" office:value-type="string" office:string-value="②～はずだ 例: 電車は３時に発車するはずだったが、事故じこで遅おくれた。" calcext:value-type="string">
            <text:p>②～はずだ 例: 電車は３時に発車するはずだったが、事故じこで遅おくれた。</text:p>
          </table:table-cell>
          <table:table-cell table:formula="of:=[.C14]" office:value-type="string" office:string-value="F. ordinaria+ はずだ" calcext:value-type="string">
            <text:p>F. ordinaria+ はずだ</text:p>
          </table:table-cell>
        </table:table-row>
        <table:table-row table:style-name="ro1">
          <table:table-cell office:value-type="string" calcext:value-type="string">
            <text:p>③～はずだ</text:p>
          </table:table-cell>
          <table:table-cell office:value-type="string" calcext:value-type="string">
            <text:p>Recuerdo haber hecho algo, pero realmente no es así.</text:p>
          </table:table-cell>
          <table:table-cell office:value-type="string" calcext:value-type="string">
            <text:p>Forma た+ はずだ</text:p>
          </table:table-cell>
          <table:table-cell office:value-type="string" calcext:value-type="string">
            <text:p>例: ここに入れたはずのノートがない。どこにあるのだろう。</text:p>
          </table:table-cell>
          <table:table-cell table:formula="of:=[.B15]" office:value-type="string" office:string-value="Recuerdo haber hecho algo, pero realmente no es así." calcext:value-type="string">
            <text:p>Recuerdo haber hecho algo, pero realmente no es así.</text:p>
          </table:table-cell>
          <table:table-cell/>
          <table:table-cell table:formula="of:=COM.MICROSOFT.CONCAT([.A15];&quot; &quot;;[.D15])" office:value-type="string" office:string-value="③～はずだ 例: ここに入れたはずのノートがない。どこにあるのだろう。" calcext:value-type="string">
            <text:p>③～はずだ 例: ここに入れたはずのノートがない。どこにあるのだろう。</text:p>
          </table:table-cell>
          <table:table-cell table:formula="of:=[.C15]" office:value-type="string" office:string-value="Forma た+ はずだ" calcext:value-type="string">
            <text:p>Forma た+ はずだ</text:p>
          </table:table-cell>
        </table:table-row>
        <table:table-row table:style-name="ro1">
          <table:table-cell office:value-type="string" calcext:value-type="string">
            <text:p>①～わけ</text:p>
          </table:table-cell>
          <table:table-cell office:value-type="string" calcext:value-type="string">
            <text:p>Dar una razón, motivo.</text:p>
          </table:table-cell>
          <table:table-cell/>
          <table:table-cell office:value-type="string" calcext:value-type="string">
            <text:p>例: 遅れてすみません。でも、これには訳(わけ)があるんです。</text:p>
          </table:table-cell>
          <table:table-cell table:formula="of:=[.B16]" office:value-type="string" office:string-value="Dar una razón, motivo." calcext:value-type="string">
            <text:p>Dar una razón, motivo.</text:p>
          </table:table-cell>
          <table:table-cell/>
          <table:table-cell table:formula="of:=COM.MICROSOFT.CONCAT([.A16];&quot; &quot;;[.D16])" office:value-type="string" office:string-value="①～わけ 例: 遅れてすみません。でも、これには訳(わけ)があるんです。" calcext:value-type="string">
            <text:p>①～わけ 例: 遅れてすみません。でも、これには訳(わけ)があるんです。</text:p>
          </table:table-cell>
          <table:table-cell/>
        </table:table-row>
        <table:table-row table:style-name="ro1">
          <table:table-cell office:value-type="string" calcext:value-type="string">
            <text:p>②～わけ</text:p>
          </table:table-cell>
          <table:table-cell office:value-type="string" calcext:value-type="string">
            <text:p>Significado.</text:p>
          </table:table-cell>
          <table:table-cell/>
          <table:table-cell office:value-type="string" calcext:value-type="string">
            <text:p>例: 訳(わけ)が分からないメールをもらった。</text:p>
          </table:table-cell>
          <table:table-cell table:formula="of:=[.B17]" office:value-type="string" office:string-value="Significado." calcext:value-type="string">
            <text:p>Significado.</text:p>
          </table:table-cell>
          <table:table-cell/>
          <table:table-cell table:formula="of:=COM.MICROSOFT.CONCAT([.A17];&quot; &quot;;[.D17])" office:value-type="string" office:string-value="②～わけ 例: 訳(わけ)が分からないメールをもらった。" calcext:value-type="string">
            <text:p>②～わけ 例: 訳(わけ)が分からないメールをもらった。</text:p>
          </table:table-cell>
          <table:table-cell/>
        </table:table-row>
        <table:table-row table:style-name="ro1">
          <table:table-cell office:value-type="string" calcext:value-type="string">
            <text:p>③～わけ</text:p>
          </table:table-cell>
          <table:table-cell office:value-type="string" calcext:value-type="string">
            <text:p>Es fácil que, no es de extrañar que…</text:p>
          </table:table-cell>
          <table:table-cell/>
          <table:table-cell office:value-type="string" calcext:value-type="string">
            <text:p>例: 簡単(かんたん)な問題だったので、わけなくできた。</text:p>
          </table:table-cell>
          <table:table-cell table:formula="of:=[.B18]" office:value-type="string" office:string-value="Es fácil que, no es de extrañar que…" calcext:value-type="string">
            <text:p>Es fácil que, no es de extrañar que…</text:p>
          </table:table-cell>
          <table:table-cell/>
          <table:table-cell table:formula="of:=COM.MICROSOFT.CONCAT([.A18];&quot; &quot;;[.D18])" office:value-type="string" office:string-value="③～わけ 例: 簡単(かんたん)な問題だったので、わけなくできた。" calcext:value-type="string">
            <text:p>③～わけ 例: 簡単(かんたん)な問題だったので、わけなくできた。</text:p>
          </table:table-cell>
          <table:table-cell/>
        </table:table-row>
        <table:table-row table:style-name="ro1">
          <table:table-cell office:value-type="string" calcext:value-type="string">
            <text:p>①～わけだ</text:p>
          </table:table-cell>
          <table:table-cell office:value-type="string" calcext:value-type="string">
            <text:p>Para sacar una conclusión sobre algo.</text:p>
          </table:table-cell>
          <table:table-cell office:value-type="string" calcext:value-type="string">
            <text:p>F. <text:s/>ordinaria+ というわけだ</text:p>
          </table:table-cell>
          <table:table-cell office:value-type="string" calcext:value-type="string">
            <text:p>例: 消費税(しょうひぜい)が8％になったので、1,000円の物は1,008円になるというわけだ。</text:p>
          </table:table-cell>
          <table:table-cell table:formula="of:=[.B19]" office:value-type="string" office:string-value="Para sacar una conclusión sobre algo." calcext:value-type="string">
            <text:p>Para sacar una conclusión sobre algo.</text:p>
          </table:table-cell>
          <table:table-cell/>
          <table:table-cell table:formula="of:=COM.MICROSOFT.CONCAT([.A19];&quot; &quot;;[.D19])" office:value-type="string" office:string-value="①～わけだ 例: 消費税(しょうひぜい)が8％になったので、1,000円の物は1,008円になるというわけだ。" calcext:value-type="string">
            <text:p>①～わけだ 例: 消費税(しょうひぜい)が8％になったので、1,000円の物は1,008円になるというわけだ。</text:p>
          </table:table-cell>
          <table:table-cell table:formula="of:=[.C19]" office:value-type="string" office:string-value="F.  ordinaria+ というわけだ" calcext:value-type="string">
            <text:p>F. <text:s/>ordinaria+ というわけだ</text:p>
          </table:table-cell>
        </table:table-row>
        <table:table-row table:style-name="ro1">
          <table:table-cell office:value-type="string" calcext:value-type="string">
            <text:p>②～わけだ</text:p>
          </table:table-cell>
          <table:table-cell office:value-type="string" calcext:value-type="string">
            <text:p>Estoy convencido de algo (=はずだ)</text:p>
          </table:table-cell>
          <table:table-cell office:value-type="string" calcext:value-type="string">
            <text:p>F. ordinaria+ わけだ</text:p>
          </table:table-cell>
          <table:table-cell office:value-type="string" calcext:value-type="string">
            <text:p>例: テレビがつかないわけだ。コンセントがぬけている。</text:p>
          </table:table-cell>
          <table:table-cell table:formula="of:=[.B20]" office:value-type="string" office:string-value="Estoy convencido de algo (=はずだ)" calcext:value-type="string">
            <text:p>Estoy convencido de algo (=はずだ)</text:p>
          </table:table-cell>
          <table:table-cell/>
          <table:table-cell table:formula="of:=COM.MICROSOFT.CONCAT([.A20];&quot; &quot;;[.D20])" office:value-type="string" office:string-value="②～わけだ 例: テレビがつかないわけだ。コンセントがぬけている。" calcext:value-type="string">
            <text:p>②～わけだ 例: テレビがつかないわけだ。コンセントがぬけている。</text:p>
          </table:table-cell>
          <table:table-cell table:formula="of:=[.C20]" office:value-type="string" office:string-value="F. ordinaria+ わけだ" calcext:value-type="string">
            <text:p>F. ordinaria+ わけだ</text:p>
          </table:table-cell>
        </table:table-row>
        <table:table-row table:style-name="ro1">
          <table:table-cell office:value-type="string" calcext:value-type="string">
            <text:p>③～わけだ</text:p>
          </table:table-cell>
          <table:table-cell office:value-type="string" calcext:value-type="string">
            <text:p>Como resultado, por eso…</text:p>
          </table:table-cell>
          <table:table-cell office:value-type="string" calcext:value-type="string">
            <text:p>F. <text:s/>ordinaria+（という）わけだ</text:p>
          </table:table-cell>
          <table:table-cell office:value-type="string" calcext:value-type="string">
            <text:p>例: 彼とはアメリカ留学で知り合い、それで結婚したというわけです。</text:p>
          </table:table-cell>
          <table:table-cell table:formula="of:=[.B21]" office:value-type="string" office:string-value="Como resultado, por eso…" calcext:value-type="string">
            <text:p>Como resultado, por eso…</text:p>
          </table:table-cell>
          <table:table-cell/>
          <table:table-cell table:formula="of:=COM.MICROSOFT.CONCAT([.A21];&quot; &quot;;[.D21])" office:value-type="string" office:string-value="③～わけだ 例: 彼とはアメリカ留学で知り合い、それで結婚したというわけです。" calcext:value-type="string">
            <text:p>③～わけだ 例: 彼とはアメリカ留学で知り合い、それで結婚したというわけです。</text:p>
          </table:table-cell>
          <table:table-cell table:formula="of:=[.C21]" office:value-type="string" office:string-value="F.  ordinaria+（という）わけだ" calcext:value-type="string">
            <text:p>F. <text:s/>ordinaria+（という）わけだ</text:p>
          </table:table-cell>
        </table:table-row>
        <table:table-row table:style-name="ro1">
          <table:table-cell office:value-type="string" calcext:value-type="string">
            <text:p>～わけがない</text:p>
          </table:table-cell>
          <table:table-cell office:value-type="string" calcext:value-type="string">
            <text:p>Es muy poco probable, es imposible que…</text:p>
          </table:table-cell>
          <table:table-cell office:value-type="string" calcext:value-type="string">
            <text:p>F. <text:s/>ordinaria（ナ形&lt;s&gt;だ&lt;/s&gt;-な/-である 名&lt;s&gt;だ&lt;/s&gt;-の/-である）+わけがない</text:p>
          </table:table-cell>
          <table:table-cell office:value-type="string" calcext:value-type="string">
            <text:p>例: ポテトチップスばかり食べていたら太らないわけがないだろう。</text:p>
          </table:table-cell>
          <table:table-cell table:formula="of:=[.B22]" office:value-type="string" office:string-value="Es muy poco probable, es imposible que…" calcext:value-type="string">
            <text:p>Es muy poco probable, es imposible que…</text:p>
          </table:table-cell>
          <table:table-cell/>
          <table:table-cell table:formula="of:=COM.MICROSOFT.CONCAT([.A22];&quot; &quot;;[.D22])" office:value-type="string" office:string-value="～わけがない 例: ポテトチップスばかり食べていたら太らないわけがないだろう。" calcext:value-type="string">
            <text:p>～わけがない 例: ポテトチップスばかり食べていたら太らないわけがないだろう。</text:p>
          </table:table-cell>
          <table:table-cell table:formula="of:=[.C22]" office:value-type="string" office:string-value="F.  ordinaria（ナ形&lt;s&gt;だ&lt;/s&gt;-な/-である 名&lt;s&gt;だ&lt;/s&gt;-の/-である）+わけがない" calcext:value-type="string">
            <text:p>F. <text:s/>ordinaria（ナ形&lt;s&gt;だ&lt;/s&gt;-な/-である 名&lt;s&gt;だ&lt;/s&gt;-の/-である）+わけがない</text:p>
          </table:table-cell>
        </table:table-row>
        <table:table-row table:style-name="ro1">
          <table:table-cell office:value-type="string" calcext:value-type="string">
            <text:p>～わけではない</text:p>
          </table:table-cell>
          <table:table-cell office:value-type="string" calcext:value-type="string">
            <text:p>No significa que, no es cierto que…</text:p>
          </table:table-cell>
          <table:table-cell office:value-type="string" calcext:value-type="string">
            <text:p>F. <text:s/>ordinaria（ナ形&lt;s&gt;だ&lt;/s&gt;-な /である 名&lt;s&gt;だ&lt;/s&gt;-の/-な/-である）+ わけではない</text:p>
          </table:table-cell>
          <table:table-cell office:value-type="string" calcext:value-type="string">
            <text:p>例: スペイン人だからといって、フラメンコを歌うわけではない。</text:p>
          </table:table-cell>
          <table:table-cell table:formula="of:=[.B23]" office:value-type="string" office:string-value="No significa que, no es cierto que…" calcext:value-type="string">
            <text:p>No significa que, no es cierto que…</text:p>
          </table:table-cell>
          <table:table-cell/>
          <table:table-cell table:formula="of:=COM.MICROSOFT.CONCAT([.A23];&quot; &quot;;[.D23])" office:value-type="string" office:string-value="～わけではない 例: スペイン人だからといって、フラメンコを歌うわけではない。" calcext:value-type="string">
            <text:p>～わけではない 例: スペイン人だからといって、フラメンコを歌うわけではない。</text:p>
          </table:table-cell>
          <table:table-cell table:formula="of:=[.C23]" office:value-type="string" office:string-value="F.  ordinaria（ナ形&lt;s&gt;だ&lt;/s&gt;-な /である 名&lt;s&gt;だ&lt;/s&gt;-の/-な/-である）+ わけではない" calcext:value-type="string">
            <text:p>F. <text:s/>ordinaria（ナ形&lt;s&gt;だ&lt;/s&gt;-な /である 名&lt;s&gt;だ&lt;/s&gt;-の/-な/-である）+ わけではない</text:p>
          </table:table-cell>
        </table:table-row>
        <table:table-row table:style-name="ro1">
          <table:table-cell office:value-type="string" calcext:value-type="string">
            <text:p>～わけにはない</text:p>
          </table:table-cell>
          <table:table-cell office:value-type="string" calcext:value-type="string">
            <text:p>No tengo más remedio que…</text:p>
          </table:table-cell>
          <table:table-cell office:value-type="string" calcext:value-type="string">
            <text:p>Vb F. <text:s/>dic.+ わけにはいかない</text:p>
          </table:table-cell>
          <table:table-cell office:value-type="string" calcext:value-type="string">
            <text:p>例: 明日は試験があるから、今日は遊あそぶわけにはいかない。</text:p>
          </table:table-cell>
          <table:table-cell table:formula="of:=[.B24]" office:value-type="string" office:string-value="No tengo más remedio que…" calcext:value-type="string">
            <text:p>No tengo más remedio que…</text:p>
          </table:table-cell>
          <table:table-cell/>
          <table:table-cell table:formula="of:=COM.MICROSOFT.CONCAT([.A24];&quot; &quot;;[.D24])" office:value-type="string" office:string-value="～わけにはない 例: 明日は試験があるから、今日は遊あそぶわけにはいかない。" calcext:value-type="string">
            <text:p>～わけにはない 例: 明日は試験があるから、今日は遊あそぶわけにはいかない。</text:p>
          </table:table-cell>
          <table:table-cell table:formula="of:=[.C24]" office:value-type="string" office:string-value="Vb F.  dic.+ わけにはいかない" calcext:value-type="string">
            <text:p>Vb F. <text:s/>dic.+ わけにはいかない</text:p>
          </table:table-cell>
        </table:table-row>
        <table:table-row table:style-name="ro1">
          <table:table-cell office:value-type="string" calcext:value-type="string">
            <text:p>～ないわけに(は)ない</text:p>
          </table:table-cell>
          <table:table-cell office:value-type="string" calcext:value-type="string">
            <text:p>No quiero hacer algo, pero por las circunstancias he de hacerlo.</text:p>
          </table:table-cell>
          <table:table-cell office:value-type="string" calcext:value-type="string">
            <text:p>Vb Formaない+ わけに（は）いかない</text:p>
          </table:table-cell>
          <table:table-cell office:value-type="string" calcext:value-type="string">
            <text:p>例: 彼女が作ってくれたんだから、おなかが一杯(いっぱい)でも食べないわけにはいかない。</text:p>
          </table:table-cell>
          <table:table-cell table:formula="of:=[.B25]" office:value-type="string" office:string-value="No quiero hacer algo, pero por las circunstancias he de hacerlo." calcext:value-type="string">
            <text:p>No quiero hacer algo, pero por las circunstancias he de hacerlo.</text:p>
          </table:table-cell>
          <table:table-cell/>
          <table:table-cell table:formula="of:=COM.MICROSOFT.CONCAT([.A25];&quot; &quot;;[.D25])" office:value-type="string" office:string-value="～ないわけに(は)ない 例: 彼女が作ってくれたんだから、おなかが一杯(いっぱい)でも食べないわけにはいかない。" calcext:value-type="string">
            <text:p>～ないわけに(は)ない 例: 彼女が作ってくれたんだから、おなかが一杯(いっぱい)でも食べないわけにはいかない。</text:p>
          </table:table-cell>
          <table:table-cell table:formula="of:=[.C25]" office:value-type="string" office:string-value="Vb Formaない+ わけに（は）いかない" calcext:value-type="string">
            <text:p>Vb Formaない+ わけに（は）いかない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EPSON-KYOKASHO" svg:font-family="EPSON-KYOKASHO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IPAPGothic" svg:font-family="IPAPGothic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IPAPGothic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27T11:19:59.116568400</meta:creation-date>
    <dc:date>2021-06-27T11:29:55.294260498</dc:date>
    <meta:editing-duration>PT9M56S</meta:editing-duration>
    <meta:editing-cycles>2</meta:editing-cycles>
    <meta:generator>LibreOffice/7.1.4.2$Linux_X86_64 LibreOffice_project/10$Build-2</meta:generator>
    <meta:document-statistic meta:table-count="1" meta:cell-count="166" meta:object-count="0"/>
  </office:meta>
</office:document-meta>
</file>